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f89ce"/>
    </style:style>
    <style:style style:name="P2" style:family="paragraph" style:parent-style-name="Standard">
      <style:paragraph-properties fo:text-align="start" style:justify-single-word="false"/>
      <style:text-properties fo:font-size="13pt" officeooo:rsid="00217476" officeooo:paragraph-rsid="0045a231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4095c" officeooo:paragraph-rsid="000ca9d0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4095c" officeooo:paragraph-rsid="005f03f0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1171bb" officeooo:paragraph-rsid="001171bb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1171bb" officeooo:paragraph-rsid="00217476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171bb" officeooo:paragraph-rsid="005df37c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32c648" officeooo:paragraph-rsid="0032c648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8pt" officeooo:rsid="000ca9d0" officeooo:paragraph-rsid="00526b3b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0ca9d0" officeooo:paragraph-rsid="005f03f0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34pt" fo:font-weight="bold" officeooo:rsid="000ca9d0" officeooo:paragraph-rsid="00126e22" style:font-size-asian="34pt" style:font-weight-asian="bold" style:font-size-complex="3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4pt" fo:font-weight="bold" officeooo:rsid="000ca9d0" officeooo:paragraph-rsid="0057df77" style:font-size-asian="34pt" style:font-weight-asian="bold" style:font-size-complex="3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1pt" officeooo:rsid="0014095c" officeooo:paragraph-rsid="0014095c" style:font-size-asian="21pt" style:font-size-complex="21pt"/>
    </style:style>
    <style:style style:name="P14" style:family="paragraph" style:parent-style-name="Standard">
      <style:paragraph-properties fo:text-align="start" style:justify-single-word="false"/>
      <style:text-properties fo:font-size="21pt" officeooo:rsid="002288a2" officeooo:paragraph-rsid="002288a2" style:font-size-asian="21pt" style:font-size-complex="21pt"/>
    </style:style>
    <style:style style:name="P15" style:family="paragraph" style:parent-style-name="Standard">
      <style:paragraph-properties fo:text-align="start" style:justify-single-word="false"/>
      <style:text-properties fo:font-size="21pt" officeooo:rsid="0032c648" officeooo:paragraph-rsid="0032c648" style:font-size-asian="21pt" style:font-size-complex="21pt"/>
    </style:style>
    <style:style style:name="P16" style:family="paragraph" style:parent-style-name="Standard">
      <style:paragraph-properties fo:text-align="start" style:justify-single-word="false"/>
      <style:text-properties fo:font-size="21pt" officeooo:rsid="0032c648" officeooo:paragraph-rsid="005f03f0" style:font-size-asian="21pt" style:font-size-complex="21pt"/>
    </style:style>
    <style:style style:name="P17" style:family="paragraph" style:parent-style-name="Standard">
      <style:paragraph-properties fo:text-align="start" style:justify-single-word="false"/>
      <style:text-properties fo:font-size="21pt" officeooo:rsid="0061b5ba" officeooo:paragraph-rsid="0061b5ba" style:font-size-asian="21pt" style:font-size-complex="21pt"/>
    </style:style>
    <style:style style:name="P18" style:family="paragraph" style:parent-style-name="Standard">
      <style:paragraph-properties fo:text-align="center" style:justify-single-word="false"/>
      <style:text-properties fo:font-size="21pt" fo:font-weight="bold" officeooo:rsid="000ca9d0" officeooo:paragraph-rsid="00126e22" style:font-size-asian="21pt" style:font-weight-asian="bold" style:font-size-complex="2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officeooo:rsid="001171bb" officeooo:paragraph-rsid="002288a2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size="13pt" officeooo:rsid="001171bb" officeooo:paragraph-rsid="0085a9f3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officeooo:rsid="0017958c" officeooo:paragraph-rsid="002cb877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3pt" officeooo:rsid="0014095c" officeooo:paragraph-rsid="0014095c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size="13pt" officeooo:paragraph-rsid="0085a9f3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font-size="21pt" officeooo:rsid="0032c648" officeooo:paragraph-rsid="00526b3b" style:font-size-asian="21pt" style:font-size-complex="21pt"/>
    </style:style>
    <style:style style:name="P25" style:family="paragraph" style:parent-style-name="Standard">
      <style:paragraph-properties fo:text-align="start" style:justify-single-word="false"/>
      <style:text-properties fo:font-size="21pt" officeooo:rsid="0014095c" officeooo:paragraph-rsid="0014095c" style:font-size-asian="21pt" style:font-size-complex="21pt"/>
    </style:style>
    <style:style style:name="P26" style:family="paragraph" style:parent-style-name="Standard">
      <style:paragraph-properties fo:text-align="start" style:justify-single-word="false"/>
      <style:text-properties fo:font-size="18pt" officeooo:paragraph-rsid="0085a9f3" style:font-size-asian="18pt" style:font-size-complex="18pt"/>
    </style:style>
    <style:style style:name="P27" style:family="paragraph" style:parent-style-name="Standard">
      <style:paragraph-properties fo:text-align="start" style:justify-single-word="false" fo:break-before="page"/>
      <style:text-properties fo:font-size="18pt" officeooo:paragraph-rsid="0085a9f3" style:font-size-asian="18pt" style:font-size-complex="18pt"/>
    </style:style>
    <style:style style:name="P28" style:family="paragraph" style:parent-style-name="Standard">
      <style:paragraph-properties fo:text-align="start" style:justify-single-word="false" fo:break-before="page"/>
      <style:text-properties fo:font-size="13pt" officeooo:rsid="001171bb" officeooo:paragraph-rsid="0085a9f3" style:font-size-asian="13pt" style:font-size-complex="13pt"/>
    </style:style>
    <style:style style:name="P29" style:family="paragraph" style:parent-style-name="Standard">
      <style:paragraph-properties fo:text-align="start" style:justify-single-word="false" fo:break-before="page"/>
      <style:text-properties fo:font-size="13pt" officeooo:paragraph-rsid="0085a9f3" style:font-size-asian="13pt" style:font-size-complex="13pt"/>
    </style:style>
    <style:style style:name="T1" style:family="text">
      <style:text-properties officeooo:rsid="001171bb"/>
    </style:style>
    <style:style style:name="T2" style:family="text">
      <style:text-properties officeooo:rsid="00126e22"/>
    </style:style>
    <style:style style:name="T3" style:family="text">
      <style:text-properties officeooo:rsid="0014095c"/>
    </style:style>
    <style:style style:name="T4" style:family="text">
      <style:text-properties officeooo:rsid="0015cf04"/>
    </style:style>
    <style:style style:name="T5" style:family="text">
      <style:text-properties officeooo:rsid="00178f41"/>
    </style:style>
    <style:style style:name="T6" style:family="text">
      <style:text-properties officeooo:rsid="0017958c"/>
    </style:style>
    <style:style style:name="T7" style:family="text">
      <style:text-properties fo:font-size="13pt" officeooo:rsid="0017958c" style:font-size-asian="13pt" style:font-size-complex="13pt"/>
    </style:style>
    <style:style style:name="T8" style:family="text">
      <style:text-properties officeooo:rsid="002973ef"/>
    </style:style>
    <style:style style:name="T9" style:family="text">
      <style:text-properties officeooo:rsid="002b3958"/>
    </style:style>
    <style:style style:name="T10" style:family="text">
      <style:text-properties officeooo:rsid="002cb877"/>
    </style:style>
    <style:style style:name="T11" style:family="text">
      <style:text-properties officeooo:rsid="003298e2"/>
    </style:style>
    <style:style style:name="T12" style:family="text">
      <style:text-properties officeooo:rsid="0032c648"/>
    </style:style>
    <style:style style:name="T13" style:family="text">
      <style:text-properties officeooo:rsid="00353846"/>
    </style:style>
    <style:style style:name="T14" style:family="text">
      <style:text-properties officeooo:rsid="0037085e"/>
    </style:style>
    <style:style style:name="T15" style:family="text">
      <style:text-properties officeooo:rsid="00373811"/>
    </style:style>
    <style:style style:name="T16" style:family="text">
      <style:text-properties officeooo:rsid="0039f1ca"/>
    </style:style>
    <style:style style:name="T17" style:family="text">
      <style:text-properties officeooo:rsid="003ba3a1"/>
    </style:style>
    <style:style style:name="T18" style:family="text">
      <style:text-properties officeooo:rsid="003e2596"/>
    </style:style>
    <style:style style:name="T19" style:family="text">
      <style:text-properties fo:font-weight="bold" officeooo:rsid="002b3958" style:font-weight-asian="bold" style:font-weight-complex="bold"/>
    </style:style>
    <style:style style:name="T20" style:family="text">
      <style:text-properties fo:font-weight="bold" officeooo:rsid="002973ef" style:font-weight-asian="bold" style:font-weight-complex="bold"/>
    </style:style>
    <style:style style:name="T21" style:family="text">
      <style:text-properties fo:font-weight="bold" officeooo:rsid="00442b99" style:font-weight-asian="bold" style:font-weight-complex="bold"/>
    </style:style>
    <style:style style:name="T22" style:family="text">
      <style:text-properties fo:font-weight="bold" officeooo:rsid="002cb877" style:font-weight-asian="bold" style:font-weight-complex="bold"/>
    </style:style>
    <style:style style:name="T23" style:family="text">
      <style:text-properties officeooo:rsid="003f16c6"/>
    </style:style>
    <style:style style:name="T24" style:family="text">
      <style:text-properties officeooo:rsid="003fea98"/>
    </style:style>
    <style:style style:name="T25" style:family="text">
      <style:text-properties officeooo:rsid="0040d730"/>
    </style:style>
    <style:style style:name="T26" style:family="text">
      <style:text-properties officeooo:rsid="0045a231"/>
    </style:style>
    <style:style style:name="T27" style:family="text">
      <style:text-properties fo:font-size="21pt" officeooo:rsid="002cb877" style:font-size-asian="21pt" style:font-size-complex="21pt"/>
    </style:style>
    <style:style style:name="T28" style:family="text">
      <style:text-properties fo:font-size="21pt" officeooo:rsid="001933dc" style:font-size-asian="21pt" style:font-size-complex="21pt"/>
    </style:style>
    <style:style style:name="T29" style:family="text">
      <style:text-properties fo:font-size="21pt" officeooo:rsid="002973ef" style:font-size-asian="21pt" style:font-size-complex="21pt"/>
    </style:style>
    <style:style style:name="T30" style:family="text">
      <style:text-properties fo:font-size="21pt" officeooo:rsid="002d3d9f" style:font-size-asian="21pt" style:font-size-complex="21pt"/>
    </style:style>
    <style:style style:name="T31" style:family="text">
      <style:text-properties fo:font-size="21pt" officeooo:rsid="001171bb" style:font-size-asian="21pt" style:font-size-complex="21pt"/>
    </style:style>
    <style:style style:name="T32" style:family="text">
      <style:text-properties fo:font-size="21pt" officeooo:rsid="0014095c" style:font-size-asian="21pt" style:font-size-complex="21pt"/>
    </style:style>
    <style:style style:name="T33" style:family="text">
      <style:text-properties fo:font-size="21pt" officeooo:rsid="00178f41" style:font-size-asian="21pt" style:font-size-complex="21pt"/>
    </style:style>
    <style:style style:name="T34" style:family="text">
      <style:text-properties fo:font-size="21pt" officeooo:rsid="00353846" style:font-size-asian="21pt" style:font-size-complex="21pt"/>
    </style:style>
    <style:style style:name="T35" style:family="text">
      <style:text-properties fo:font-size="21pt" officeooo:rsid="0037085e" style:font-size-asian="21pt" style:font-size-complex="21pt"/>
    </style:style>
    <style:style style:name="T36" style:family="text">
      <style:text-properties fo:font-size="21pt" officeooo:rsid="0017958c" style:font-size-asian="21pt" style:font-size-complex="21pt"/>
    </style:style>
    <style:style style:name="T37" style:family="text">
      <style:text-properties fo:font-size="21pt" officeooo:rsid="003298e2" style:font-size-asian="21pt" style:font-size-complex="21pt"/>
    </style:style>
    <style:style style:name="T38" style:family="text">
      <style:text-properties fo:font-size="21pt" officeooo:rsid="003e2596" style:font-size-asian="21pt" style:font-size-complex="21pt"/>
    </style:style>
    <style:style style:name="T39" style:family="text">
      <style:text-properties fo:font-size="21pt" officeooo:rsid="002b3958" style:font-size-asian="21pt" style:font-size-complex="21pt"/>
    </style:style>
    <style:style style:name="T40" style:family="text">
      <style:text-properties fo:font-size="21pt" officeooo:rsid="003f16c6" style:font-size-asian="21pt" style:font-size-complex="21pt"/>
    </style:style>
    <style:style style:name="T41" style:family="text">
      <style:text-properties fo:font-size="21pt" officeooo:rsid="0040d730" style:font-size-asian="21pt" style:font-size-complex="21pt"/>
    </style:style>
    <style:style style:name="T42" style:family="text">
      <style:text-properties fo:font-size="21pt" officeooo:rsid="003fea98" style:font-size-asian="21pt" style:font-size-complex="21pt"/>
    </style:style>
    <style:style style:name="T43" style:family="text">
      <style:text-properties fo:font-size="21pt" officeooo:rsid="0045a231" style:font-size-asian="21pt" style:font-size-complex="21pt"/>
    </style:style>
    <style:style style:name="T44" style:family="text">
      <style:text-properties fo:font-size="21pt" officeooo:rsid="0032c648" style:font-size-asian="21pt" style:font-size-complex="21pt"/>
    </style:style>
    <style:style style:name="T45" style:family="text">
      <style:text-properties fo:font-size="21pt" officeooo:rsid="0039f1ca" style:font-size-asian="21pt" style:font-size-complex="21pt"/>
    </style:style>
    <style:style style:name="T46" style:family="text">
      <style:text-properties fo:font-size="21pt" officeooo:rsid="003ba3a1" style:font-size-asian="21pt" style:font-size-complex="21pt"/>
    </style:style>
    <style:style style:name="T47" style:family="text">
      <style:text-properties fo:font-size="21pt" officeooo:rsid="00373811" style:font-size-asian="21pt" style:font-size-complex="21pt"/>
    </style:style>
    <style:style style:name="T48" style:family="text">
      <style:text-properties fo:font-size="21pt" fo:font-weight="bold" officeooo:rsid="002b3958" style:font-size-asian="21pt" style:font-weight-asian="bold" style:font-size-complex="21pt" style:font-weight-complex="bold"/>
    </style:style>
    <style:style style:name="T49" style:family="text">
      <style:text-properties fo:font-size="21pt" fo:font-weight="bold" officeooo:rsid="002973ef" style:font-size-asian="21pt" style:font-weight-asian="bold" style:font-size-complex="21pt" style:font-weight-complex="bold"/>
    </style:style>
    <style:style style:name="T50" style:family="text">
      <style:text-properties fo:font-size="21pt" fo:font-weight="bold" officeooo:rsid="00442b99" style:font-size-asian="21pt" style:font-weight-asian="bold" style:font-size-complex="21pt" style:font-weight-complex="bold"/>
    </style:style>
    <style:style style:name="T51" style:family="text">
      <style:text-properties fo:font-size="21pt" fo:font-weight="bold" officeooo:rsid="002cb877" style:font-size-asian="21pt" style:font-weight-asian="bold" style:font-size-complex="21pt" style:font-weight-complex="bold"/>
    </style:style>
    <style:style style:name="T52" style:family="text">
      <style:text-properties officeooo:rsid="000ca9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2"><text:span text:style-name="T1">Relationship between Decisions, </text:span>Life <text:span text:style-name="T2">and </text:span>Happiness</text:p>
      <text:p text:style-name="P18"/>
      <text:p text:style-name="P13">We feel Life is Short or Long according to our mood. <text:span text:style-name="T4">Our mood depends upon what type of Decisions we had taken in past.</text:span></text:p>
      <text:p text:style-name="P13"/>
      <text:p text:style-name="P22"><draw:frame draw:style-name="fr2" draw:name="Object1" text:anchor-type="as-char" svg:y="-1.092cm" svg:width="15.374cm" svg:height="2.207cm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2"/>
      <text:p text:style-name="P3"/>
      <text:p text:style-name="P26"><text:span text:style-name="T52"><draw:frame draw:style-name="fr1" draw:name="Object9" text:anchor-type="as-char" svg:y="-1.092cm" svg:width="13.864cm" svg:height="2.20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7"><text:span text:style-name="T31"/></text:p>
      <text:p text:style-name="P26"><text:span text:style-name="T31"/></text:p>
      <text:p text:style-name="P26"><text:span text:style-name="T31"/></text:p>
      <text:p text:style-name="P26"><text:span text:style-name="T31">Prof – </text:span><text:span text:style-name="T32">We </text:span><text:span text:style-name="T33">Know that the over all happiness of our life is the integration of Happiness that we felt in each moment </text:span><text:span text:style-name="T34">from </text:span><text:span text:style-name="T35">b</text:span><text:span text:style-name="T34">irth to </text:span><text:span text:style-name="T35">d</text:span><text:span text:style-name="T34">eath</text:span><text:span text:style-name="T33">. </text:span><text:span text:style-name="T36"><text:line-break/></text:span><text:span text:style-name="T37">So, </text:span></text:p>
      <text:p text:style-name="P1"><text:span text:style-name="T7"><text:line-break/></text:span><draw:frame draw:style-name="fr1" draw:name="Object2" text:anchor-type="as-char" svg:y="-2.103cm" svg:width="10.776cm" svg:height="3.392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1"/>
      <text:p text:style-name="P5"><draw:frame draw:style-name="fr1" draw:name="Object3" text:anchor-type="as-char" svg:y="-2.103cm" svg:width="25.074cm" svg:height="3.392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0"><draw:frame draw:style-name="fr1" draw:name="Object5" text:anchor-type="as-char" svg:y="-1.296cm" svg:width="13.607cm" svg:height="2.09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8"><text:span text:style-name="T38"/></text:p>
      <text:p text:style-name="P20"><text:span text:style-name="T38"/></text:p>
      <text:p text:style-name="P20"><text:span text:style-name="T38"/></text:p>
      <text:p text:style-name="P20"><text:span text:style-name="T38"/></text:p>
      <text:p text:style-name="P20"><text:span text:style-name="T38">From </text:span><text:span text:style-name="T48">Right</text:span><text:span text:style-name="T49"> Decisions</text:span><text:span text:style-name="T29"> </text:span><text:span text:style-name="T38">I mean those decisions that</text:span><text:span text:style-name="T29"> </text:span><text:span text:style-name="T39">results into </text:span><text:span text:style-name="T50">H</text:span><text:span text:style-name="T48">app</text:span><text:span text:style-name="T51">iness</text:span><text:span text:style-name="T27"> in our life </text:span><text:span text:style-name="T38">not those that are seems Right at the moment when we are taking those </text:span><text:span text:style-name="T40">decisions. </text:span><text:span text:style-name="T41">Sometimes w</text:span><text:span text:style-name="T40">e </text:span><text:span text:style-name="T41">are in</text:span><text:span text:style-name="T40"> illusion of Rightness </text:span><text:span text:style-name="T41">may be </text:span><text:span text:style-name="T40">because of lack of particular knowledg</text:span><text:span text:style-name="T42">e</text:span><text:span text:style-name="T40"> or facts. </text:span><text:span text:style-name="T41">That can be an other article or prof.<text:line-break/></text:span><text:span text:style-name="T43">So, we can say </text:span></text:p>
      <text:p text:style-name="P2"/>
      <text:p text:style-name="P6"><draw:frame draw:style-name="fr1" draw:name="Object4" text:anchor-type="as-char" svg:y="-0.808cm" svg:width="10.643cm" svg:height="1.111cm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4">And</text:p>
      <text:p text:style-name="P19"><draw:frame draw:style-name="fr1" draw:name="Object6" text:anchor-type="as-char" svg:y="-0.808cm" svg:width="10.156cm" svg:height="1.111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9"/>
      <text:p text:style-name="P7"><text:span text:style-name="T27">So, </text:span><text:span text:style-name="T28">Over all happiness </text:span><text:span text:style-name="T29">of our Life </text:span><text:span text:style-name="T27">Can be written a</text:span><text:span text:style-name="T30">s</text:span></text:p>
      <text:p text:style-name="P23"><text:span text:style-name="T6"><text:line-break/></text:span><draw:frame draw:style-name="fr1" draw:name="Object7" text:anchor-type="as-char" svg:y="-1.296cm" svg:width="17.549cm" svg:height="2.0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9"><text:span text:style-name="T44"/></text:p>
      <text:p text:style-name="P23"><text:span text:style-name="T44"/></text:p>
      <text:p text:style-name="P23"><text:span text:style-name="T44"/></text:p>
      <text:p text:style-name="P23"><text:span text:style-name="T44"/></text:p>
      <text:p text:style-name="P23"><text:span text:style-name="T44"/></text:p>
      <text:p text:style-name="P23"><text:span text:style-name="T44">But, When we are feeling Happy then we also feels </text:span><text:span text:style-name="T45">l</text:span><text:span text:style-name="T44">ife is </text:span><text:span text:style-name="T46">S</text:span><text:span text:style-name="T44">hort and </text:span><text:span text:style-name="T47">w</text:span><text:span text:style-name="T44">hen we are feeling Sad then </text:span><text:span text:style-name="T47">w</text:span><text:span text:style-name="T44">e also feels </text:span><text:span text:style-name="T45">l</text:span><text:span text:style-name="T44">ife is </text:span><text:span text:style-name="T45">L</text:span><text:span text:style-name="T44">ong. </text:span></text:p>
      <text:p text:style-name="P15">So, It can be written as </text:p>
      <text:p text:style-name="P8"/>
      <text:p text:style-name="P9"><draw:frame draw:style-name="fr1" draw:name="Object8" text:anchor-type="as-char" svg:y="-1.092cm" svg:width="12.054cm" svg:height="2.207cm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9"/>
      <text:p text:style-name="P24">Which is equal to RHS, </text:p>
      <text:p text:style-name="P16">Hence Proved.</text:p>
      <text:p text:style-name="P16"/>
      <text:p text:style-name="P16"/>
      <text:p text:style-name="P17">Formula About Happiness </text:p>
      <text:p text:style-name="P4"/>
      <text:p text:style-name="P10"><draw:frame draw:style-name="fr1" draw:name="Object11" text:anchor-type="as-char" svg:y="-0.674cm" svg:width="18.048cm" svg:height="1.363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6"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2.999cm" fo:page-height="22.999cm" style:num-format="1" style:print-orientation="portrait" fo:margin-top="0.6cm" fo:margin-bottom="0.6cm" fo:margin-left="2.822cm" fo:margin-right="2.626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19T22:39:13.190000000</dc:date>
    <meta:editing-duration>PT2H27M7S</meta:editing-duration>
    <meta:editing-cycles>108</meta:editing-cycles>
    <meta:generator>LibreOffice/6.4.5.2$Windows_X86_64 LibreOffice_project/a726b36747cf2001e06b58ad5db1aa3a9a1872d6</meta:generator>
    <meta:document-statistic meta:table-count="0" meta:image-count="0" meta:object-count="10" meta:page-count="4" meta:paragraph-count="22" meta:word-count="169" meta:character-count="896" meta:non-whitespace-character-count="726"/>
  </office:meta>
</office:document-meta>
</file>

<file path=Object 1/content.xml><?xml version="1.0" encoding="utf-8"?>
<math xmlns="http://www.w3.org/1998/Math/MathML" display="block">
  <semantics>
    <mrow>
      <munder>
        <mi>lim</mi>
        <mrow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  <mo stretchy="false">→</mo>
          <mtext>(Right, Wrong)</mtext>
        </mrow>
      </munder>
      <mrow>
        <mi mathvariant="italic">Decisions</mi>
        <mrow>
          <mo fence="true" stretchy="false">(</mo>
          <mrow>
            <mrow>
              <mi>x</mi>
              <mo stretchy="false">−</mo>
              <mi>y</mi>
            </mrow>
          </mrow>
          <mo fence="true" stretchy="false">)</mo>
        </mrow>
      </mrow>
    </mrow>
    <annotation encoding="StarMath 5.0">lim from{ (x,y) rightarrow "(Right, Wrong)" } { Decisions(x -y) }</annotation>
  </semantics>
</math>
</file>

<file path=Object 11/content.xml><?xml version="1.0" encoding="utf-8"?>
<math xmlns="http://www.w3.org/1998/Math/MathML" display="block">
  <semantics>
    <mrow>
      <mrow>
        <munder>
          <mi>lim</mi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→</mo>
            <mtext>(Right, Wrong)</mtext>
          </mrow>
        </munder>
        <mrow>
          <mi mathvariant="italic">Decisions</mi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</mrow>
      </mrow>
      <mrow>
        <mtext> </mtext>
        <mo stretchy="false">=</mo>
        <mtext> </mtext>
      </mrow>
      <mrow>
        <munder>
          <mi>lim</mi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→</mo>
            <mtext>(Short, Long)</mtext>
          </mrow>
        </munder>
        <mrow>
          <mi mathvariant="italic">Life</mi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</mrow>
      </mrow>
    </mrow>
    <annotation encoding="StarMath 5.0">lim from{ (x,y) rightarrow "(Right, Wrong)" } { Decisions(x -y) } " " = " " lim from{ (x,y) rightarrow "(Short, Long)" } { Life(x - y) }
</annotation>
  </semantics>
</math>
</file>

<file path=Object 2/content.xml><?xml version="1.0" encoding="utf-8"?>
<math xmlns="http://www.w3.org/1998/Math/MathML" display="block">
  <semantics>
    <mrow>
      <munderover>
        <mo stretchy="false">∫</mo>
        <mi mathvariant="italic">Birth</mi>
        <mi mathvariant="italic">Death</mi>
      </munderover>
      <mrow>
        <mi mathvariant="italic">Happiness</mi>
        <mrow>
          <mo fence="true" stretchy="false">(</mo>
          <mrow>
            <mi>x</mi>
          </mrow>
          <mo fence="true" stretchy="false">)</mo>
        </mrow>
        <mtext> </mtext>
        <mi mathvariant="italic">dx</mi>
      </mrow>
    </mrow>
    <annotation encoding="StarMath 5.0">


int from { Birth } to { Death } { Happiness(x) " " {dx}}</annotation>
  </semantics>
</math>
</file>

<file path=Object 3/content.xml><?xml version="1.0" encoding="utf-8"?>
<math xmlns="http://www.w3.org/1998/Math/MathML" display="block">
  <semantics>
    <mrow>
      <mo stretchy="false">⇒</mo>
      <mtext> </mtext>
      <mrow>
        <munderover>
          <mo stretchy="false">∫</mo>
          <mi mathvariant="italic">Birthday</mi>
          <mi mathvariant="italic">Deathday</mi>
        </munderover>
        <mrow>
          <mi mathvariant="italic">Felt</mi>
          <mrow>
            <mtext> </mtext>
            <mo stretchy="false">×</mo>
            <mtext> </mtext>
          </mrow>
          <mi mathvariant="italic">Happy</mi>
          <mrow>
            <mo fence="true" stretchy="false">(</mo>
            <mrow>
              <mi>x</mi>
            </mrow>
            <mo fence="true" stretchy="false">)</mo>
          </mrow>
          <mrow>
            <mtext> </mtext>
            <mo stretchy="false">−</mo>
            <mtext> </mtext>
          </mrow>
          <mi mathvariant="italic">Felt</mi>
          <mrow>
            <mtext> </mtext>
            <mo stretchy="false">×</mo>
            <mtext> </mtext>
          </mrow>
          <mi mathvariant="italic">Sad</mi>
          <mrow>
            <mo fence="true" stretchy="false">(</mo>
            <mrow>
              <mi>x</mi>
            </mrow>
            <mo fence="true" stretchy="false">)</mo>
          </mrow>
          <mtext> </mtext>
          <mi mathvariant="italic">dx</mi>
        </mrow>
      </mrow>
    </mrow>
    <annotation encoding="StarMath 5.0">drarrow " " int from { Birthday } to { Deathday } { Felt " " times " " Happy(x) " " - " " Felt " " times " " Sad(x) " " {dx}}  
</annotation>
  </semantics>
</math>
</file>

<file path=Object 4/content.xml><?xml version="1.0" encoding="utf-8"?>
<math xmlns="http://www.w3.org/1998/Math/MathML" display="block">
  <semantics>
    <mrow>
      <mo stretchy="false">∫</mo>
      <mrow>
        <mi mathvariant="italic">Happy</mi>
        <mrow>
          <mo fence="true" stretchy="false">(</mo>
          <mrow>
            <mi>x</mi>
          </mrow>
          <mo fence="true" stretchy="false">)</mo>
        </mrow>
        <mrow>
          <mi mathvariant="italic">dx</mi>
          <mo stretchy="false">∝</mo>
          <mi mathvariant="italic">Decisions</mi>
        </mrow>
        <mrow>
          <mo fence="true" stretchy="false">(</mo>
          <mrow>
            <mtext>Right</mtext>
          </mrow>
          <mo fence="true" stretchy="false">)</mo>
        </mrow>
      </mrow>
    </mrow>
    <annotation encoding="StarMath 5.0">int {Happy(x){dx}prop Decisions("Right")}
</annotation>
  </semantics>
</math>
</file>

<file path=Object 5/content.xml><?xml version="1.0" encoding="utf-8"?>
<math xmlns="http://www.w3.org/1998/Math/MathML" display="block">
  <semantics>
    <mrow>
      <mo stretchy="false">⇒</mo>
      <mtext> </mtext>
      <mi mathvariant="italic">Felt</mi>
      <mrow>
        <mtext> </mtext>
        <mo stretchy="false">×</mo>
        <mtext> </mtext>
      </mrow>
      <mrow>
        <munderover>
          <mo stretchy="false">∫</mo>
          <mi mathvariant="italic">Birthday</mi>
          <mi mathvariant="italic">Deathday</mi>
        </munderover>
        <mrow>
          <mtext>[</mtext>
          <mi mathvariant="italic">Happy</mi>
          <mrow>
            <mo fence="true" stretchy="false">(</mo>
            <mrow>
              <mi>x</mi>
            </mrow>
            <mo fence="true" stretchy="false">)</mo>
          </mrow>
          <mrow>
            <mtext> </mtext>
            <mo stretchy="false">−</mo>
            <mtext> </mtext>
          </mrow>
          <mi mathvariant="italic">Sad</mi>
          <mrow>
            <mo fence="true" stretchy="false">(</mo>
            <mrow>
              <mi>x</mi>
            </mrow>
            <mo fence="true" stretchy="false">)</mo>
          </mrow>
          <mtext>] </mtext>
          <mi mathvariant="italic">dx</mi>
        </mrow>
      </mrow>
    </mrow>
    <annotation encoding="StarMath 5.0">drarrow " " Felt " " times " " int from { Birthday } to { Deathday } { "[" Happy(x) " " - " " Sad(x) "] " { dx } }
</annotation>
  </semantics>
</math>
</file>

<file path=Object 6/content.xml><?xml version="1.0" encoding="utf-8"?>
<math xmlns="http://www.w3.org/1998/Math/MathML" display="block">
  <semantics>
    <mrow>
      <mo stretchy="false">∫</mo>
      <mrow>
        <mi mathvariant="italic">Sad</mi>
        <mrow>
          <mo fence="true" stretchy="false">(</mo>
          <mrow>
            <mi>x</mi>
          </mrow>
          <mo fence="true" stretchy="false">)</mo>
        </mrow>
        <mrow>
          <mi mathvariant="italic">dx</mi>
          <mo stretchy="false">∝</mo>
          <mi mathvariant="italic">Decisions</mi>
        </mrow>
        <mrow>
          <mo fence="true" stretchy="false">(</mo>
          <mrow>
            <mtext>Wrong</mtext>
          </mrow>
          <mo fence="true" stretchy="false">)</mo>
        </mrow>
      </mrow>
    </mrow>
    <annotation encoding="StarMath 5.0">int {Sad(x){dx}prop Decisions("Wrong")}
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i mathvariant="italic">Birth</mi>
          <mi mathvariant="italic">Death</mi>
        </munderover>
        <mrow>
          <mi mathvariant="italic">Happiness</mi>
          <mrow>
            <mo fence="true" stretchy="false">(</mo>
            <mrow>
              <mi>x</mi>
            </mrow>
            <mo fence="true" stretchy="false">)</mo>
          </mrow>
          <mtext> </mtext>
          <mi mathvariant="italic">dx</mi>
        </mrow>
      </mrow>
      <mrow>
        <mtext> </mtext>
        <mo stretchy="false">=</mo>
        <mtext> </mtext>
      </mrow>
      <mrow>
        <munder>
          <mi>lim</mi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→</mo>
            <mtext>(Right, Wrong)</mtext>
          </mrow>
        </munder>
        <mrow>
          <mi mathvariant="italic">Decisions</mi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</mrow>
      </mrow>
      <mtext> </mtext>
    </mrow>
    <annotation encoding="StarMath 5.0">int from { Birth } to { Death } { Happiness(x) " " {dx}} " "= " " lim from{ (x,y) rightarrow "(Right, Wrong)" } { Decisions(x -y) } " "</annotation>
  </semantics>
</math>
</file>

<file path=Object 8/content.xml><?xml version="1.0" encoding="utf-8"?>
<math xmlns="http://www.w3.org/1998/Math/MathML" display="block">
  <semantics>
    <mrow>
      <munder>
        <mi>lim</mi>
        <mrow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  <mo stretchy="false">→</mo>
          <mtext>(Short, Long)</mtext>
        </mrow>
      </munder>
      <mrow>
        <mi mathvariant="italic">Life</mi>
        <mrow>
          <mo fence="true" stretchy="false">(</mo>
          <mrow>
            <mrow>
              <mi>x</mi>
              <mo stretchy="false">−</mo>
              <mi>y</mi>
            </mrow>
          </mrow>
          <mo fence="true" stretchy="false">)</mo>
        </mrow>
      </mrow>
    </mrow>
    <annotation encoding="StarMath 5.0">lim from{ (x,y) rightarrow "(Short, Long)" } { Life(x - y) }
</annotation>
  </semantics>
</math>
</file>

<file path=Object 9/content.xml><?xml version="1.0" encoding="utf-8"?>
<math xmlns="http://www.w3.org/1998/Math/MathML" display="block">
  <semantics>
    <mrow>
      <mrow>
        <mtext> </mtext>
        <mo stretchy="false">=</mo>
        <mtext> </mtext>
      </mrow>
      <mrow>
        <munder>
          <mi>lim</mi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→</mo>
            <mtext>(Short, Long)</mtext>
          </mrow>
        </munder>
        <mrow>
          <mi mathvariant="italic">Life</mi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</mrow>
      </mrow>
    </mrow>
    <annotation encoding="StarMath 5.0">" " = " " lim from{ (x,y) rightarrow "(Short, Long)" } { Life(x - y) }
</annotation>
  </semantics>
</math>
</file>